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B413E874.png" manifest:media-type=""/>
  <manifest:file-entry manifest:full-path="Pictures/1000020100000280000001E0BE0DD670.png" manifest:media-type=""/>
  <manifest:file-entry manifest:full-path="Pictures/1000020100000280000001E088611B0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3.2cm" svg:height="1.038cm" svg:x="5cm" svg:y="0.362cm">
          <draw:text-box>
            <text:p text:style-name="P1"><text:span text:style-name="T1">Δφ = 0π</text:span></text:p>
          </draw:text-box>
        </draw:frame>
        <draw:frame draw:style-name="gr2" draw:text-style-name="P2" draw:layer="layout" svg:width="12.245cm" svg:height="9.2cm" svg:x="0.355cm" svg:y="1.4cm">
          <draw:image xlink:href="Pictures/1000020100000280000001E088611B0C.png" xlink:type="simple" xlink:show="embed" xlink:actuate="onLoad">
            <text:p/>
          </draw:image>
        </draw:frame>
        <draw:frame draw:style-name="gr2" draw:text-style-name="P2" draw:layer="layout" svg:width="11.855cm" svg:height="9.2cm" svg:x="14.145cm" svg:y="1.4cm">
          <draw:image xlink:href="Pictures/1000020100000280000001E0B413E874.png" xlink:type="simple" xlink:show="embed" xlink:actuate="onLoad">
            <text:p/>
          </draw:image>
        </draw:frame>
        <draw:frame draw:style-name="gr1" draw:text-style-name="P1" draw:layer="layout" svg:width="4.4cm" svg:height="1.038cm" svg:x="18.2cm" svg:y="0.2cm">
          <draw:text-box>
            <text:p text:style-name="P1"><text:span text:style-name="T1">Δφ = 0.25π</text:span></text:p>
          </draw:text-box>
        </draw:frame>
        <draw:frame draw:style-name="gr1" draw:text-style-name="P1" draw:layer="layout" svg:width="4.4cm" svg:height="1.038cm" svg:x="4.2cm" svg:y="10.924cm">
          <draw:text-box>
            <text:p text:style-name="P1"><text:span text:style-name="T1">Δφ = 0.5π</text:span></text:p>
          </draw:text-box>
        </draw:frame>
        <draw:frame draw:style-name="gr2" draw:text-style-name="P2" draw:layer="layout" svg:width="12.045cm" svg:height="8.753cm" svg:x="0.555cm" svg:y="11.8cm">
          <draw:image xlink:href="Pictures/1000020100000280000001E0BE0DD670.png" xlink:type="simple" xlink:show="embed" xlink:actuate="onLoad">
            <text:p/>
          </draw:image>
        </draw:frame>
        <draw:frame draw:style-name="gr1" draw:text-style-name="P1" draw:layer="layout" svg:width="4.4cm" svg:height="1.038cm" svg:x="18.057cm" svg:y="10.962cm">
          <draw:text-box>
            <text:p text:style-name="P1"><text:span text:style-name="T1">Δφ = 0.75π</text:span></text:p>
          </draw:text-box>
        </draw:frame>
        <draw:frame draw:style-name="gr2" draw:text-style-name="P2" draw:layer="layout" svg:width="12.2cm" svg:height="8.679cm" svg:x="14cm" svg:y="11.8cm">
          <draw:image xlink:href="Pictures/1000020100000280000001E0B413E874.png" xlink:type="simple" xlink:show="embed" xlink:actuate="onLoad">
            <text:p/>
          </draw:image>
        </draw:frame>
        <draw:frame draw:style-name="gr1" draw:text-style-name="P3" draw:layer="layout" svg:width="5.6cm" svg:height="1.673cm" svg:x="10.8cm" svg:y="0.127cm">
          <draw:text-box>
            <text:p text:style-name="P3"><text:span text:style-name="T1">Ent. vs last BS transmission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6-01T13:10:14</dc:date>
    <meta:editing-duration>PT2H8M12S</meta:editing-duration>
    <meta:editing-cycles>31</meta:editing-cycles>
    <meta:document-statistic meta:object-count="32"/>
  </office:meta>
</office:document-meta>
</file>